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Courier New"/>
    </style:style>
    <style:style style:name="P2" style:family="paragraph" style:parent-style-name="Header">
      <style:text-properties style:font-name="Courier New" officeooo:rsid="000cbc9c" officeooo:paragraph-rsid="000cbc9c"/>
    </style:style>
    <style:style style:name="P3" style:family="paragraph" style:parent-style-name="Standard">
      <style:paragraph-properties fo:text-align="center" style:justify-single-word="false"/>
      <style:text-properties style:font-name="Courier New" fo:font-size="18pt" fo:language="fr" fo:country="FR" fo:font-weight="bold" officeooo:rsid="000062a5" officeooo:paragraph-rsid="000062a5"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Courier New" fo:font-size="10pt" fo:language="fr" fo:country="FR" fo:font-weight="bold" officeooo:rsid="000062a5" officeooo:paragraph-rsid="000062a5"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Courier New" fo:font-size="10pt" fo:language="fr" fo:country="FR" fo:font-weight="bold" officeooo:rsid="00041835" officeooo:paragraph-rsid="00041835" style:font-size-asian="10pt" style:font-weight-asian="bold" style:font-size-complex="10pt" style:font-weight-complex="bold"/>
    </style:style>
    <style:style style:name="P6" style:family="paragraph" style:parent-style-name="Standard">
      <style:paragraph-properties fo:text-align="justify" style:justify-single-word="false"/>
      <style:text-properties style:font-name="Courier New" fo:font-size="10pt" fo:language="fr" fo:country="FR" fo:font-weight="bold" officeooo:rsid="0006209d" officeooo:paragraph-rsid="0006209d" style:font-size-asian="10pt" style:font-weight-asian="bold" style:font-size-complex="10pt" style:font-weight-complex="bold"/>
    </style:style>
    <style:style style:name="P7" style:family="paragraph" style:parent-style-name="Standard">
      <style:paragraph-properties fo:text-align="justify" style:justify-single-word="false"/>
      <style:text-properties style:font-name="Courier New" fo:font-size="10pt" fo:language="fr" fo:country="FR" officeooo:rsid="0006209d" officeooo:paragraph-rsid="0006209d" style:font-size-asian="10pt" style:font-size-complex="10pt"/>
    </style:style>
    <style:style style:name="P8" style:family="paragraph" style:parent-style-name="Standard">
      <style:paragraph-properties fo:text-align="justify" style:justify-single-word="false"/>
      <style:text-properties style:font-name="Courier New" fo:font-size="10pt" fo:language="fr" fo:country="FR" officeooo:rsid="0006209d" officeooo:paragraph-rsid="00152bd0" style:font-size-asian="10pt" style:font-size-complex="10pt"/>
    </style:style>
    <style:style style:name="P9" style:family="paragraph" style:parent-style-name="Standard">
      <style:paragraph-properties fo:text-align="justify" style:justify-single-word="false"/>
      <style:text-properties style:font-name="Courier New" fo:font-size="10pt" fo:language="fr" fo:country="FR" officeooo:rsid="000062a5" officeooo:paragraph-rsid="000062a5" style:font-size-asian="10pt" style:font-size-complex="10pt"/>
    </style:style>
    <style:style style:name="P10" style:family="paragraph" style:parent-style-name="Standard">
      <style:paragraph-properties fo:text-align="justify" style:justify-single-word="false"/>
      <style:text-properties style:font-name="Courier New" fo:font-size="10pt" fo:language="fr" fo:country="FR" officeooo:rsid="000062a5" officeooo:paragraph-rsid="000da4a3" style:font-size-asian="10pt" style:font-size-complex="10pt"/>
    </style:style>
    <style:style style:name="P11" style:family="paragraph" style:parent-style-name="Standard">
      <style:paragraph-properties fo:text-align="justify" style:justify-single-word="false"/>
      <style:text-properties style:font-name="Courier New" fo:font-size="10pt" fo:language="fr" fo:country="FR" officeooo:rsid="0003e6d9" officeooo:paragraph-rsid="0003e6d9" style:font-size-asian="10pt" style:font-size-complex="10pt"/>
    </style:style>
    <style:style style:name="P12" style:family="paragraph" style:parent-style-name="Standard">
      <style:paragraph-properties fo:text-align="justify" style:justify-single-word="false"/>
      <style:text-properties style:font-name="Courier New" fo:font-size="10pt" fo:language="fr" fo:country="FR" officeooo:rsid="00041835" officeooo:paragraph-rsid="00041835" style:font-size-asian="10pt" style:font-size-complex="10pt"/>
    </style:style>
    <style:style style:name="P13" style:family="paragraph" style:parent-style-name="Standard">
      <style:paragraph-properties fo:text-align="justify" style:justify-single-word="false"/>
      <style:text-properties style:font-name="Courier New" fo:font-size="10pt" fo:language="fr" fo:country="FR" fo:font-weight="normal" officeooo:rsid="0006209d" officeooo:paragraph-rsid="0006209d"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Courier New" fo:font-size="10pt" fo:language="fr" fo:country="FR" fo:font-weight="normal" officeooo:rsid="00071fd3" officeooo:paragraph-rsid="00071fd3"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Courier New" fo:font-size="10pt" fo:language="fr" fo:country="FR" fo:font-weight="normal" officeooo:rsid="00091d0f" officeooo:paragraph-rsid="00091d0f"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font-name="Courier New" fo:font-size="10pt" fo:language="fr" fo:country="FR" fo:font-weight="normal" officeooo:rsid="000aaee2" officeooo:paragraph-rsid="000aaee2"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Courier New" fo:font-size="10pt" fo:language="fr" fo:country="FR" fo:font-weight="normal" officeooo:rsid="00122c8b" officeooo:paragraph-rsid="00122c8b" style:font-size-asian="10pt" style:font-weight-asian="normal" style:font-size-complex="10pt" style:font-weight-complex="normal"/>
    </style:style>
    <style:style style:name="P18" style:family="paragraph" style:parent-style-name="Standard">
      <style:paragraph-properties fo:text-align="center" style:justify-single-word="false"/>
      <style:text-properties style:font-name="Courier New" fo:language="fr" fo:country="FR" officeooo:rsid="000062a5" officeooo:paragraph-rsid="000062a5"/>
    </style:style>
    <style:style style:name="P19" style:family="paragraph" style:parent-style-name="Standard">
      <style:paragraph-properties fo:text-align="justify" style:justify-single-word="false"/>
      <style:text-properties style:font-name="Courier New" fo:font-size="12pt" fo:language="fr" fo:country="FR" fo:font-weight="bold" officeooo:rsid="000062a5" officeooo:paragraph-rsid="000062a5" style:font-size-asian="12pt" style:font-weight-asian="bold" style:font-size-complex="12pt" style:font-weight-complex="bold"/>
    </style:style>
    <style:style style:name="T1" style:family="text">
      <style:text-properties officeooo:rsid="000062a5"/>
    </style:style>
    <style:style style:name="T2" style:family="text">
      <style:text-properties fo:font-style="italic" style:font-style-asian="italic" style:font-style-complex="italic"/>
    </style:style>
    <style:style style:name="T3" style:family="text">
      <style:text-properties fo:font-style="italic" officeooo:rsid="000062a5"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3e6d9" style:font-style-asian="normal" style:font-style-complex="normal"/>
    </style:style>
    <style:style style:name="T6" style:family="text">
      <style:text-properties fo:font-style="normal" officeooo:rsid="000062a5" style:font-style-asian="normal" style:font-style-complex="normal"/>
    </style:style>
    <style:style style:name="T7" style:family="text">
      <style:text-properties fo:font-style="normal" officeooo:rsid="0006c6ef" style:font-style-asian="normal" style:font-style-complex="normal"/>
    </style:style>
    <style:style style:name="T8" style:family="text">
      <style:text-properties fo:font-style="normal" officeooo:rsid="000806fc" style:font-style-asian="normal" style:font-style-complex="normal"/>
    </style:style>
    <style:style style:name="T9" style:family="text">
      <style:text-properties fo:font-style="normal" officeooo:rsid="00091d0f" style:font-style-asian="normal" style:font-style-complex="normal"/>
    </style:style>
    <style:style style:name="T10" style:family="text">
      <style:text-properties fo:font-style="normal" officeooo:rsid="000b2064" style:font-style-asian="normal" style:font-style-complex="normal"/>
    </style:style>
    <style:style style:name="T11" style:family="text">
      <style:text-properties fo:font-style="normal" officeooo:rsid="000da4a3" style:font-style-asian="normal" style:font-style-complex="normal"/>
    </style:style>
    <style:style style:name="T12" style:family="text">
      <style:text-properties fo:font-style="normal" officeooo:rsid="00041835" style:font-style-asian="normal" style:font-style-complex="normal"/>
    </style:style>
    <style:style style:name="T13" style:family="text">
      <style:text-properties fo:font-style="normal" officeooo:rsid="000df69d" style:font-style-asian="normal" style:font-style-complex="normal"/>
    </style:style>
    <style:style style:name="T14" style:family="text">
      <style:text-properties fo:font-style="normal" officeooo:rsid="000ef836" style:font-style-asian="normal" style:font-style-complex="normal"/>
    </style:style>
    <style:style style:name="T15" style:family="text">
      <style:text-properties fo:font-style="normal" officeooo:rsid="0010ca13"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03e6d9"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5dac8" style:font-style-asian="normal" style:font-weight-asian="normal" style:font-style-complex="normal" style:font-weight-complex="normal"/>
    </style:style>
    <style:style style:name="T20" style:family="text">
      <style:text-properties fo:font-size="12pt" fo:font-style="normal" style:font-size-asian="12pt" style:font-style-asian="normal" style:font-size-complex="12pt" style:font-style-complex="normal"/>
    </style:style>
    <style:style style:name="T21" style:family="text">
      <style:text-properties fo:font-size="12pt" fo:font-style="normal" fo:font-weight="bold" style:font-size-asian="12pt" style:font-style-asian="normal" style:font-weight-asian="bold" style:font-size-complex="12pt"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ystèmes Informatiques</text:p>
      <text:p text:style-name="P3">TP3</text:p>
      <text:p text:style-name="P18"/>
      <text:p text:style-name="P19">Listing de fichiers</text:p>
      <text:p text:style-name="P4"/>
      <text:p text:style-name="P7">Je vais expliquer la logique derrière le programme ultra_ls.c en parlant des divers concepts qui entrent en jeu vu en cours. <text:span text:style-name="T1">Nous avons nommé le programme permettant de lister le contenus de dossiers récursivement à partir d’une source donnée </text:span><text:span text:style-name="T3">ultra_ls</text:span><text:span text:style-name="T6"> afin de le distinguer du programme qui copie récursivement un dossier vers une destination donnée.</text:span></text:p>
      <text:p text:style-name="P9"><text:span text:style-name="T4"/></text:p>
      <text:p text:style-name="P9"><text:span text:style-name="T4">ultra_ls est une fonction, qui est déclarée dans l’interface ultra_ls.h, elle fonctionne récursivement et prends un path en paramètre, la première chose qu’il a fallu faire c’est récupérer les permissions et le type de fichier. Pour ce faire, nous avons utilisé l’appel système stat. Chaque permission fait au maximum 10 caractères, c’est donc un string de cette taille que j’utilise afin de créer le string représentant les permissions. </text:span></text:p>
      <text:p text:style-name="P9"><text:span text:style-name="T4"/></text:p>
      <text:p text:style-name="P10"><text:span text:style-name="T4">Stat est appelée avec le path vers le fichier, et stocke les informations dans une structure statbuf, qui contient toutes les informations sur ce fichier, un dossier est un fichier sous Unix ! </text:span><text:span text:style-name="T5">J’ai ensuite crée la séquence de permissions en commençant par vérifier si c’est une </text:span><text:span text:style-name="T11">directoire</text:span><text:span text:style-name="T5"> avec </text:span><text:span text:style-name="T17">S_ISDIR(raw.st_mode)).</text:span><text:span text:style-name="T5"> S_ISDIR est un macro qui retourne une valeur différente de 0 si c’est vrai, si c’est le cas, le premier caractère de perm sera ‘d’, snsuite, on vérifie les permissions pour l’utilisateur, le groupe et les autres. </text:span></text:p>
      <text:p text:style-name="P10"><text:span text:style-name="T5"/></text:p>
      <text:p text:style-name="P10"><text:span text:style-name="T5">En fait, on a vu en cours par la suite que ce sont des </text:span><text:span text:style-name="T17">bits fields </text:span><text:span text:style-name="T5">! Écrire </text:span><text:span text:style-name="T17">S_ISDIR(raw.st_mode)</text:span><text:span text:style-name="T5"> est la même chose que écrire </text:span><text:span text:style-name="T17">raw.st_mode &amp; S_ISDIR</text:span><text:span text:style-name="T5">, en effet si le fichier est un répertoire, alors effectuer le </text:span><text:span text:style-name="T17">&amp;</text:span><text:span text:style-name="T5"> avec S_ISDIR renverra un nombre différent de 0, car certains bits seront les mêmes et ne s’annuleront pas lors du </text:span><text:span text:style-name="T17">ET</text:span><text:span text:style-name="T5"> logique effectué bit par bit.</text:span></text:p>
      <text:p text:style-name="P11"><text:span text:style-name="T4"/></text:p>
      <text:p text:style-name="P11"><text:span text:style-name="T4">On utilise alors </text:span><text:span text:style-name="T16">S_IRUSR, S_IWUSR, S_IXUSR, S_IRGRP</text:span><text:span text:style-name="T4">,… pour vérifier si le fichier est lisible par l’utilisateur modifiable par l’utilisateur, exécutable par l’utilisateur, puis lisible par le groupe et ainsi de suite jusqu’au autres. </text:span><text:span text:style-name="T12">Pour afficher le résultat final, on utilise</text:span></text:p>
      <text:p text:style-name="P12"><text:span text:style-name="T4"/></text:p>
      <text:p text:style-name="P5"><text:span text:style-name="T4">printf("%s %ld %.24s %s \n", perm, raw.st_size, ctime(&amp;raw.st_mtime), path);</text:span></text:p>
      <text:p text:style-name="P12"><text:span text:style-name="T4"/></text:p>
      <text:p text:style-name="P12"><text:span text:style-name="T4">Ou raw.st_size est la taille en octets du fichier, et ctime(&amp;raw.st_mtime) est la représentation humaine de st_mtime, qui est le temps depuis la dernière modification. On affiche finalement le path comme demandé. </text:span></text:p>
      <text:p text:style-name="P12"><text:span text:style-name="T4"/></text:p>
      <text:p text:style-name="P12"><text:span text:style-name="T4">Si c’est un fichier, c’est finit, sinon c’est un dossier, </text:span><text:span text:style-name="T13">en quel</text:span><text:span text:style-name="T4"> cas, il faut refaire ce qu’on vient de faire pour chaque fichier dans le dossier ! Pour ce faire, on ouvre le dossier avec opendir, il renvoie un pointeur sur un </text:span><text:span text:style-name="T2">directory stream</text:span><text:span text:style-name="T4">, et initialement on est </text:span><text:span text:style-name="T11">positionné</text:span><text:span text:style-name="T4"> à la première entrée du dossier ouvert. Ensuite, il va falloir, pour chaque entrée du directory stream lister ses permissions et recommencer le processus, ainsi, il faut récupérer chaque entrée du </text:span><text:span text:style-name="T11">directoire</text:span><text:span text:style-name="T4"> ouvert jusqu’à ce qu’on en aie plus à traiter. Cela se fait via la fonction </text:span><text:span text:style-name="T16">readdir </text:span><text:span text:style-name="T18">qui renvoie un pointeur sur un dirent qui représente la prochaine entrée du stream pointé par un DIR*. On readdir jusqu’à ce qu’on aie du NULL, si c’est le cas, c’est qu’on a exploré toutes les entrées. Ensuite, on fabrique le nouveau chemin à explorer, avec lequel appeler ultra_ls. <text:s/></text:span><text:span text:style-name="T19">On récupère le nom du fichier représenté par dirent avec la valeur pointée par de→d_name, ou de = readdir(dr) et dr = opendir(path). </text:span></text:p>
      <text:p text:style-name="P8"><text:span text:style-name="T16"><text:line-break/></text:span></text:p>
      <text:p text:style-name="P8"><text:soft-page-break/><text:span text:style-name="T21">Backup de dossiers et fichiers</text:span></text:p>
      <text:p text:style-name="P6"><text:span text:style-name="T4"/></text:p>
      <text:p text:style-name="P13"><text:span text:style-name="T4">Afin de réaliser ce programme, </text:span><text:span text:style-name="T14">j</text:span><text:span text:style-name="T4">’ai tenté initialement de combiner la fonction ultra_ls avec ultra_cp, mais même étant très similaire en fonctionnement j’ai finit par créer une fonction récursive ultra_cp qui effectue la copie récursive. </text:span></text:p>
      <text:p text:style-name="P13"><text:span text:style-name="T4"/></text:p>
      <text:p text:style-name="P13"><text:span text:style-name="T4">ultra_cp prends une source et une destination, on commence par essayer d’ouvrir la destination, si on ne peux pas, (fopen renvoie NULL), alors on la crée. Ensuite, il faut récupérer les informations du fichier pointé par source, pour ce faire on utilise l’appel système stat, et la première chose à faire c’est vérifier si c’est un dossier ou un fichier. Si c’est un dossier, il faut créer un nouveau dossier dans destination ! C’est ce qui se fait <text:s/>à la ligne 6</text:span><text:span text:style-name="T9">8</text:span><text:span text:style-name="T4"> de ultra_cp.c, on utilise l’appel système </text:span><text:span text:style-name="T16">mkdir(newDestination)</text:span><text:span text:style-name="T4"> ou newDestination est obtenu en concaténant destination + / + source </text:span><text:span text:style-name="T7">il ne faut pas oublier que source est obtenu avec les paramètres de l’utilisateur, qui sont eux mêmes relatifs à ou on exécute le programme. </text:span></text:p>
      <text:p text:style-name="P13"><text:span text:style-name="T7"/></text:p>
      <text:p text:style-name="P14"><text:span text:style-name="T7">S</text:span><text:span text:style-name="T4">i le fichier n’est pas un dossier, il faut le copier, mais il faut faire attention : un autre fichier avec son nom peut déjà y être, enquel cas, on ne peux pas juste copier, il faut vérifier si le fichier source est plus récent ou si le fichier source est plus grand. Cette condition est crée en utilisant </text:span><text:span text:style-name="T16">stat(newDestination, &amp;targetStat)</text:span><text:span text:style-name="T4"> ce qui se passera si newDestination n’existe pas c’est que stat renverra un nombre différent de 0, </text:span><text:span text:style-name="T15">en quel</text:span><text:span text:style-name="T4"> cas le fichier devra être crée, donc on copie tout simplement avec la fonction copy_file(source, newDestination). Sinon, si stat renvoie 0, c’est que le fichier destination existe, enquel cas, il faut vérifier si le fichier source est plus récent ou plus grand, c’est précisément ce que le test difftime fait, on lui fournit le st_mtime de la source et de la destination et ça renvoie le temps en seconde écoulé entre les deux, donc si c’est positif c’est que la source est plus récente. On combine cela avec un or || qui vérifie si la taille de la source est plus grande ou pas. Si l’un des deux est vrai, </text:span><text:span text:style-name="T8">on supprime l’ancien fichier et</text:span><text:span text:style-name="T4"> on copie avec copy_file depuis la source jusqu’à la destination.</text:span></text:p>
      <text:p text:style-name="P14"><text:span text:style-name="T4"/></text:p>
      <text:p text:style-name="P15"><text:span text:style-name="T4">Si le fichier est un dossier, après l’avoir crée, il faut copier tout les fichiers qu’il contient ! Ceci se fait avec un pointeur DIR* ouvert à la source, et readdir, afin de faire la même chose pour tout les fichiers contenus par la source. C’est le même principe qu’avec ultra_ls, on parcoure tout le répertoire, on crée une nouvelle source à chaque fois, qui est source + / + nomFichierPointéParReaddir, et on fait un </text:span><text:span text:style-name="T16">ultra_cp(newSource, destination)</text:span><text:span text:style-name="T4">. </text:span></text:p>
      <text:p text:style-name="P15"><text:span text:style-name="T4"/></text:p>
      <text:p text:style-name="P16"><text:span text:style-name="T4">La fonction copy_file elle est déclarée en tant que static et ne forme donc pas partie de l’interface de ultra_cp. </text:span><text:span text:style-name="T10">Dans le main on utilise ultra_cp sur tous les arguments fournis et on sait que le dernier argument sera la destination, donc on y accède avec argc – 1. Et on affiche le résultat à la destination avec ultra_ls.</text:span></text:p>
      <text:p text:style-name="P16"><text:span text:style-name="T10"/></text:p>
      <text:p text:style-name="P17"><text:span text:style-name="T10">E</text:span><text:span text:style-name="T4">n résumé, on a utilisé les appels systèmes </text:span><text:span text:style-name="T16">stat</text:span><text:span text:style-name="T4">, </text:span><text:span text:style-name="T16">mkdir </text:span><text:span text:style-name="T4">et </text:span><text:span text:style-name="T16">remove, </text:span><text:span text:style-name="T4"><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45cm" style:type="center"/>
          <style:tab-stop style:position="18.0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ourier New" officeooo:rsid="000cbc9c" officeooo:paragraph-rsid="000cbc9c"/>
    </style:style>
    <style:style style:name="MP2" style:family="paragraph" style:parent-style-name="Footer">
      <style:text-properties style:font-name="Courier New"/>
    </style:style>
    <style:page-layout style:name="Mpm1">
      <style:page-layout-properties fo:page-width="21.59cm" fo:page-height="27.94cm" style:num-format="1" style:print-orientation="portrait" fo:margin-top="1cm" fo:margin-bottom="1cm" fo:margin-left="1.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none" fo:border-bottom="0.26pt solid #000000" fo:border-left="none" fo:border-right="none" fo:padding="0.051cm"/>
      </style:header-style>
      <style:footer-style>
        <style:header-footer-properties fo:min-height="0cm" fo:margin-top="0.499cm" fo:border-top="0.26pt solid #000000" fo:border-bottom="none" fo:border-left="none" fo:border-right="none" fo:padding="0.049cm"/>
      </style:footer-style>
    </style:page-layout>
  </office:automatic-styles>
  <office:master-styles>
    <style:master-page style:name="Standard" style:page-layout-name="Mpm1">
      <style:header>
        <text:p text:style-name="MP1">A.Freeman<text:tab/>BSCII<text:tab/>26/10/2020</text:p>
      </style:header>
      <style:footer>
        <text:p text:style-name="MP2"><text:tab/><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10-26T18:34:20.735000000</dc:date>
    <meta:editing-duration>PT1H26M8S</meta:editing-duration>
    <meta:editing-cycles>21</meta:editing-cycles>
    <meta:document-statistic meta:table-count="0" meta:image-count="0" meta:object-count="0" meta:page-count="2" meta:paragraph-count="21" meta:word-count="1054" meta:character-count="6309" meta:non-whitespace-character-count="5261"/>
  </office:meta>
</office:document-meta>
</file>